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alibri4" svg:font-family="Calibri, Calibri" style:font-family-generic="swiss"/>
    <style:font-face style:name="Calibri3" svg:font-family="Calibri, Calibri"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Bold" svg:font-family="'Noto Sans Bold'" style:font-family-generic="roman" style:font-pitch="variable"/>
    <style:font-face style:name="Noto Sans Regular2" svg:font-family="'Noto Sans Regular'" style:font-family-generic="roman" style:font-pitch="variable"/>
    <style:font-face style:name="Noto Sans Regular3" svg:font-family="'Noto Sans Regular'" style:font-adornments="Normal" style:font-family-generic="roman"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Calibri2" svg:font-family="Calibri, Calibri" style:font-family-generic="swiss" style:font-pitch="variable"/>
    <style:font-face style:name="Noto Sans Bold1" svg:font-family="'Noto Sans Bold'" style:font-family-generic="swiss" style:font-pitch="variable"/>
    <style:font-face style:name="Noto Sans Regular4" svg:font-family="'Noto Sans Regular'" style:font-family-generic="swiss" style:font-pitch="variable"/>
    <style:font-face style:name="Noto Sans Regular1" svg:font-family="'Noto Sans Regular'" style:font-adornments="Normal" style:font-family-generic="swiss" style:font-pitch="variable"/>
    <style:font-face style:name="Arial" svg:font-family="Arial" style:font-family-generic="system" style:font-pitch="variable"/>
    <style:font-face style:name="Calibri5" svg:font-family="Calibri, Calibri" style:font-family-generic="system" style:font-pitch="variable"/>
    <style:font-face style:name="Liberation Sans1" svg:font-family="'Liberation Sans'" style:font-family-generic="system" style:font-pitch="variable"/>
    <style:font-face style:name="Microsoft YaHei" svg:font-family="'Microsoft YaHei'" style:font-family-generic="system" style:font-pitch="variable"/>
    <style:font-face style:name="Noto Sans Regular" svg:font-family="'Noto Sans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Impress-title">
      <style:graphic-properties draw:auto-grow-height="true" fo:min-height="3.465cm"/>
      <style:paragraph-properties style:writing-mode="lr-tb"/>
    </style:style>
    <style:style style:name="pr2" style:family="presentation" style:parent-style-name="Impress-subtitle">
      <style:graphic-properties draw:fill-color="#ffffff" draw:auto-grow-height="true" fo:min-height="3cm"/>
      <style:paragraph-properties style:writing-mode="lr-tb"/>
    </style:style>
    <style:style style:name="pr3" style:family="presentation" style:parent-style-name="Impress-notes">
      <style:graphic-properties draw:fill-color="#ffffff" draw:auto-grow-height="true" fo:min-height="13.364cm"/>
      <style:paragraph-properties style:writing-mode="lr-tb"/>
    </style:style>
    <style:style style:name="pr4" style:family="presentation" style:parent-style-name="Impress1-title">
      <style:graphic-properties draw:auto-grow-height="true" fo:min-height="2.63cm"/>
      <style:paragraph-properties style:writing-mode="lr-tb"/>
    </style:style>
    <style:style style:name="pr5" style:family="presentation" style:parent-style-name="Impress1-outline1">
      <style:graphic-properties fo:min-height="11.93cm"/>
      <style:paragraph-properties style:writing-mode="lr-tb"/>
    </style:style>
    <style:style style:name="pr6" style:family="presentation" style:parent-style-name="Impress1-notes">
      <style:graphic-properties draw:fill-color="#ffffff" draw:auto-grow-height="true" fo:min-height="13.364cm"/>
      <style:paragraph-properties style:writing-mode="lr-tb"/>
    </style:style>
    <style:style style:name="pr7" style:family="presentation" style:parent-style-name="Impress1-title">
      <style:graphic-properties fo:min-height="3cm"/>
      <style:paragraph-properties style:writing-mode="lr-tb"/>
    </style:style>
    <style:style style:name="pr8" style:family="presentation" style:parent-style-name="Impress1-outline1">
      <style:graphic-properties fo:min-height="9.501cm"/>
      <style:paragraph-properties style:writing-mode="lr-tb"/>
    </style:style>
    <style:style style:name="pr9" style:family="presentation" style:parent-style-name="Impress1-notes">
      <style:graphic-properties draw:fill-color="#ffffff" fo:min-height="13.364cm"/>
      <style:paragraph-properties style:writing-mode="lr-tb"/>
    </style:style>
    <style:style style:name="P1" style:family="paragraph">
      <style:paragraph-properties fo:text-align="center" style:writing-mode="lr-tb"/>
    </style:style>
    <style:style style:name="P2" style:family="paragraph">
      <style:paragraph-properties style:writing-mode="lr-tb"/>
      <style:text-properties fo:color="#c9211e" loext:opacity="100%"/>
    </style:style>
    <style:style style:name="P3" style:family="paragraph">
      <style:paragraph-properties style:writing-mode="lr-tb"/>
    </style:style>
    <style:style style:name="P4" style:family="paragraph">
      <loext:graphic-properties draw:fill-color="#ffffff"/>
      <style:paragraph-properties style:writing-mode="lr-tb"/>
      <style:text-properties style:font-name="Calibri1" fo:font-size="26pt" style:font-size-asian="26pt" style:font-size-complex="26pt"/>
    </style:style>
    <style:style style:name="P5" style:family="paragraph">
      <loext:graphic-properties draw:fill-color="#ffffff"/>
      <style:paragraph-properties style:writing-mode="lr-tb"/>
    </style:style>
    <style:style style:name="P6" style:family="paragraph">
      <style:paragraph-properties style:writing-mode="lr-tb"/>
      <style:text-properties style:font-name="Calibri1" fo:font-size="24pt"/>
    </style:style>
    <style:style style:name="P7" style:family="paragraph">
      <loext:graphic-properties draw:fill-color="#ffffff"/>
      <style:paragraph-properties style:writing-mode="lr-tb"/>
      <style:text-properties fo:font-size="20pt"/>
    </style:style>
    <style:style style:name="P8" style:family="paragraph">
      <style:paragraph-properties fo:text-align="start"/>
    </style:style>
    <style:style style:name="T1" style:family="text">
      <style:text-properties fo:color="#c9211e" loext:opacity="100%"/>
    </style:style>
    <style:style style:name="T2" style:family="text">
      <style:text-properties fo:color="#c9211e" loext:opacity="100%" style:font-name="Calibri1"/>
    </style:style>
    <style:style style:name="T3" style:family="text">
      <style:text-properties style:font-name="Calibri1" fo:font-size="26pt" style:font-size-asian="26pt" style:font-size-complex="26pt"/>
    </style:style>
    <style:style style:name="T4" style:family="text">
      <style:text-properties fo:color="#333333" loext:opacity="100%" style:text-outline="false" style:text-line-through-style="none" style:text-line-through-type="none" style:font-name="Calibri1" fo:font-size="24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T5" style:family="text">
      <style:text-properties style:font-name="Calibri1" fo:font-size="24pt" style:font-size-asian="21pt" style:font-size-complex="21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office:automatic-styles>
  <office:body>
    <office:presentation>
      <draw:page draw:name="page1" draw:style-name="dp1" draw:master-page-name="Impress" presentation:presentation-page-layout-name="AL1T0">
        <office:forms form:automatic-focus="false" form:apply-design-mode="false"/>
        <draw:frame presentation:style-name="pr1" draw:text-style-name="P2" draw:layer="layout" svg:width="24cm" svg:height="3.465cm" svg:x="2cm" svg:y="1.5cm" presentation:class="title" presentation:user-transformed="true">
          <draw:text-box>
            <text:p text:style-name="P1"><text:span text:style-name="T1">Projet </text:span><text:span text:style-name="T2">TPR</text:span><text:span text:style-name="T1"><text:line-break/></text:span><text:span text:style-name="T1">Traçage de produits de restaurant</text:span></text:p>
          </draw:text-box>
        </draw:frame>
        <draw:frame presentation:style-name="pr2" draw:text-style-name="P4" draw:layer="layout" svg:width="24cm" svg:height="3cm" svg:x="2cm" svg:y="8.5cm" presentation:class="subtitle" presentation:user-transformed="true">
          <draw:text-box>
            <text:p text:style-name="P3"><text:span text:style-name="T3">NFA019-Projet systèmes d’information</text:span></text:p>
            <text:p text:style-name="P3"><text:span text:style-name="T3">Mise en pratique avec Java (2022-2023-Trimestre 1)</text:span></text:p>
          </draw:text-box>
        </draw:frame>
        <presentation:notes draw:style-name="dp2">
          <draw:page-thumbnail draw:style-name="gr1"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Impress1" presentation:presentation-page-layout-name="AL2T1">
        <office:forms form:automatic-focus="false" form:apply-design-mode="false"/>
        <draw:frame presentation:style-name="pr4" draw:text-style-name="P3" draw:layer="layout" svg:width="24.599cm" svg:height="2.63cm" svg:x="2cm" svg:y="0.627cm" presentation:class="title" presentation:user-transformed="true">
          <draw:text-box>
            <text:p text:style-name="P3">Contexte</text:p>
          </draw:text-box>
        </draw:frame>
        <draw:frame presentation:style-name="pr5" draw:text-style-name="P6" draw:layer="layout" svg:width="24cm" svg:height="10.5cm" svg:x="2.5cm" svg:y="3.5cm" presentation:class="outline" presentation:user-transformed="true">
          <draw:text-box>
            <text:list text:style-name="L3">
              <text:list-item>
                <text:p text:style-name="P3"><text:span text:style-name="T4">Un restaurant souhaite tracer les dates limite de consommation de ses produits et veut</text:span><text:span text:style-name="T5"> pour cela se doter d’une application web. </text:span></text:p>
              </text:list-item>
              <text:list-item>
                <text:p text:style-name="P3"><text:span text:style-name="T5">Une analyse des besoins est réalisée et conduit à une première définition des entités de gestion en jeu et à une proposition d’interface utilisateur.</text:span></text:p>
              </text:list-item>
              <text:list-item>
                <text:p text:style-name="P3"><text:span text:style-name="T5">L’équipe de développement est constitué d’un développeur auquel on fournit une description des entités et des écrans Web mis en évidence par l’analyse. Sa mission consiste en la définition d’un modèle de donnée précis et de sa mise en œuvre dans une base de données relationnelle, ainsi que dans le développement de l’application Web respectant au mieux la description issu de l’analyse.</text:span></text:p>
                <text:p text:style-name="P3"><text:span text:style-name="T5"/></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page3" draw:style-name="dp1" draw:master-page-name="Impress1" presentation:presentation-page-layout-name="AL2T1">
        <office:forms form:automatic-focus="false" form:apply-design-mode="false"/>
        <draw:frame presentation:style-name="pr7" draw:text-style-name="P3" draw:layer="layout" svg:width="25cm" svg:height="3cm" svg:x="2cm" svg:y="0.5cm" presentation:class="title">
          <draw:text-box>
            <text:p>Contexte technique</text:p>
          </draw:text-box>
        </draw:frame>
        <draw:frame presentation:style-name="pr8" draw:text-style-name="P3" draw:layer="layout" svg:width="25cm" svg:height="9.5cm" svg:x="2cm" svg:y="4cm" presentation:class="outline">
          <draw:text-box>
            <text:list text:style-name="L3">
              <text:list-item>
                <text:p>Le Framework d’application Web Java SpringBoot qui simplifie, accélére et fiabilise le développement ainsi qu’une base de données relationnelle, ici PosGreSql, sont choisis pour ce projet.</text:p>
              </text:list-item>
              <text:list-item>
                <text:p>IntelliJ Ultimate est l’environnement de développement et l’outil de gestion et d’automatisation de production du projet est Gradle.</text:p>
              </text:list-item>
              <text:list-item>
                <text:p>Le gestionnaire de code source Git associé à un compte GitHub et donc à un dépôt de source distant est utilisé pour historiser les modifications effectuées au fil de l’avancement du développement.</text:p>
              </text:list-item>
            </text:list>
          </draw:text-box>
        </draw:frame>
        <presentation:notes draw:style-name="dp2">
          <draw:page-thumbnail draw:style-name="gr1" draw:layer="layout" svg:width="14.848cm" svg:height="11.136cm" svg:x="3.075cm" svg:y="2.257cm" draw:page-number="3" presentation:class="page"/>
          <draw:frame presentation:style-name="pr9" draw:text-style-name="P7" draw:layer="layout" svg:width="16.799cm" svg:height="13.364cm" svg:x="2.1cm" svg:y="14.107cm" presentation:class="notes" presentation:placeholder="true">
            <draw:text-box/>
          </draw:frame>
        </presentation:notes>
      </draw:page>
      <draw:page draw:name="page4" draw:style-name="dp1" draw:master-page-name="Impress1" presentation:presentation-page-layout-name="AL2T1">
        <office:forms form:automatic-focus="false" form:apply-design-mode="false"/>
        <draw:frame presentation:style-name="pr7" draw:text-style-name="P3" draw:layer="layout" svg:width="25cm" svg:height="3cm" svg:x="2cm" svg:y="0.5cm" presentation:class="title">
          <draw:text-box>
            <text:p>Bilan du projet humain et technique<text:tab/></text:p>
          </draw:text-box>
        </draw:frame>
        <draw:frame presentation:style-name="pr8" draw:text-style-name="P3" draw:layer="layout" svg:width="25cm" svg:height="9.5cm" svg:x="2cm" svg:y="4cm" presentation:class="outline" presentation:user-transformed="true">
          <draw:text-box>
            <text:list text:style-name="L3">
              <text:list-item>
                <text:p>Sur le plan organisationnel, une feuille de tableur permet le suivi de l ‘avancement du projet. Cette feuille, qui reprends certains concepts agiles (BackLog, User Story), permet le suivi de l’avancement des tâches avec réestimation régulière du temps restant.</text:p>
              </text:list-item>
            </text:list>
          </draw:text-box>
        </draw:frame>
        <presentation:notes draw:style-name="dp2">
          <draw:page-thumbnail draw:style-name="gr1" draw:layer="layout" svg:width="14.848cm" svg:height="11.136cm" svg:x="3.075cm" svg:y="2.257cm" draw:page-number="4" presentation:class="page"/>
          <draw:frame presentation:style-name="pr9" draw:text-style-name="P7" draw:layer="layout" svg:width="16.799cm" svg:height="13.364cm" svg:x="2.1cm" svg:y="14.107cm" presentation:class="notes" presentation:placeholder="true">
            <draw:text-box/>
          </draw:frame>
        </presentation:notes>
      </draw:page>
      <draw:page draw:name="page5" draw:style-name="dp1" draw:master-page-name="Impress1" presentation:presentation-page-layout-name="AL2T1">
        <office:forms form:automatic-focus="false" form:apply-design-mode="false"/>
        <draw:frame presentation:style-name="pr7" draw:text-style-name="P3" draw:layer="layout" svg:width="25cm" svg:height="3cm" svg:x="2cm" svg:y="0.5cm" presentation:class="title" presentation:user-transformed="true">
          <draw:text-box>
            <text:p>MCD</text:p>
          </draw:text-box>
        </draw:frame>
        <draw:frame presentation:style-name="pr8" draw:text-style-name="P3" draw:layer="layout" svg:width="25cm" svg:height="9.5cm" svg:x="2cm" svg:y="4cm" presentation:class="outline" presentation:placeholder="true" presentation:user-transformed="true">
          <draw:text-box/>
        </draw:frame>
        <presentation:notes draw:style-name="dp2">
          <draw:page-thumbnail draw:style-name="gr1" draw:layer="layout" svg:width="14.848cm" svg:height="11.136cm" svg:x="3.075cm" svg:y="2.257cm" draw:page-number="5" presentation:class="page"/>
          <draw:frame presentation:style-name="pr9" draw:text-style-name="P5" draw:layer="layout" svg:width="16.799cm" svg:height="13.364cm" svg:x="2.1cm" svg:y="14.107cm" presentation:class="notes" presentation:placeholder="true">
            <draw:text-box/>
          </draw:frame>
        </presentation:notes>
      </draw:page>
      <draw:page draw:name="page6" draw:style-name="dp1" draw:master-page-name="Impress1" presentation:presentation-page-layout-name="AL2T1">
        <office:forms form:automatic-focus="false" form:apply-design-mode="false"/>
        <draw:frame presentation:style-name="pr7" draw:text-style-name="P3" draw:layer="layout" svg:width="25cm" svg:height="3cm" svg:x="2cm" svg:y="0.5cm" presentation:class="title" presentation:user-transformed="true">
          <draw:text-box>
            <text:p>Gestion du projet</text:p>
          </draw:text-box>
        </draw:frame>
        <draw:frame presentation:style-name="pr8" draw:text-style-name="P3" draw:layer="layout" svg:width="25cm" svg:height="9.5cm" svg:x="2cm" svg:y="4cm" presentation:class="outline" presentation:user-transformed="true">
          <draw:text-box>
            <text:list text:style-name="L3">
              <text:list-item>
                <text:p>L’équipe de développement est constituée d’un unique développeur, aussi une version inspirée et très simplifiée de la méthode agile Scrum est choisie.</text:p>
              </text:list-item>
              <text:list-item>
                <text:p>Une liste des tâches a effectuer a été constituée au départ du projet et mise à jour au fil de l’eau en fonction des besoins (Backlog).</text:p>
              </text:list-item>
              <text:list-item>
                <text:p>Chaque tâche est identifiée par un code présentant la structure TPRNumTache-LibelleTache. (Ex : TPR6-GestionHistoriques).</text:p>
              </text:list-item>
              <text:list-item>
                <text:p>Chaque tâche est caractérisée par un statut : A jardiner, prête, en cours, terminée. </text:p>
              </text:list-item>
            </text:list>
          </draw:text-box>
        </draw:frame>
        <presentation:notes draw:style-name="dp2">
          <draw:page-thumbnail draw:style-name="gr1" draw:layer="layout" svg:width="14.848cm" svg:height="11.136cm" svg:x="3.075cm" svg:y="2.257cm" draw:page-number="6" presentation:class="page"/>
          <draw:frame presentation:style-name="pr9" draw:text-style-name="P7" draw:layer="layout" svg:width="16.799cm" svg:height="13.364cm" svg:x="2.1cm" svg:y="14.107cm" presentation:class="notes" presentation:placeholder="true">
            <draw:text-box/>
          </draw:frame>
        </presentation:notes>
      </draw:page>
      <draw:page draw:name="page7" draw:style-name="dp1" draw:master-page-name="Impress1" presentation:presentation-page-layout-name="AL2T1">
        <office:forms form:automatic-focus="false" form:apply-design-mode="false"/>
        <draw:frame presentation:style-name="pr7" draw:text-style-name="P3" draw:layer="layout" svg:width="25cm" svg:height="3cm" svg:x="2cm" svg:y="0.5cm" presentation:class="title">
          <draw:text-box>
            <text:p text:style-name="P8">Gestion du projet</text:p>
          </draw:text-box>
        </draw:frame>
        <draw:frame presentation:style-name="pr8" draw:text-style-name="P3" draw:layer="layout" svg:width="25cm" svg:height="9.5cm" svg:x="2cm" svg:y="4cm" presentation:class="outline">
          <draw:text-box>
            <text:list text:style-name="L3">
              <text:list-item>
                <text:p>Le backlog et l’avancement du projet sont consignés dans un document Tableur avec deux feuilles : Le tableau de suivi, c’est-à-dire la liste des tâches par statut (A jardiner, ...etc) avec une description des détails de leurs réalisations et un planning par semaine des tâches à réaliser.</text:p>
              </text:list-item>
              <text:list-item>
                <text:p>Chaque matin, le développeur fera le point de son avancement de la veille, des difficultés rencontrées, et définira les prochaines tâches à accomplir. Il met alors à jour le tableau de suivi et le éventuellement le planning du projet (Document tableur).</text:p>
              </text:list-item>
            </text:list>
          </draw:text-box>
        </draw:frame>
        <presentation:notes draw:style-name="dp2">
          <draw:page-thumbnail draw:style-name="gr1" draw:layer="layout" svg:width="14.848cm" svg:height="11.136cm" svg:x="3.075cm" svg:y="2.257cm" draw:page-number="7" presentation:class="page"/>
          <draw:frame presentation:style-name="pr9" draw:text-style-name="P5" draw:layer="layout" svg:width="16.799cm" svg:height="13.364cm" svg:x="2.1cm" svg:y="14.107cm" presentation:class="notes" presentation:placeholder="true">
            <draw:text-box/>
          </draw:frame>
        </presentation:notes>
      </draw:page>
      <draw:page draw:name="page8" draw:style-name="dp1" draw:master-page-name="Impress1" presentation:presentation-page-layout-name="AL2T1">
        <office:forms form:automatic-focus="false" form:apply-design-mode="false"/>
        <draw:frame presentation:style-name="pr7" draw:text-style-name="P3" draw:layer="layout" svg:width="25cm" svg:height="3cm" svg:x="2cm" svg:y="0.5cm" presentation:class="title">
          <draw:text-box>
            <text:p>Pattern MVC</text:p>
          </draw:text-box>
        </draw:frame>
        <draw:frame presentation:style-name="pr8" draw:text-style-name="P3" draw:layer="layout" svg:width="25cm" svg:height="9.5cm" svg:x="2cm" svg:y="4cm" presentation:class="outline">
          <draw:text-box>
            <text:list text:style-name="L3">
              <text:list-item>
                <text:p>Modèle</text:p>
              </text:list-item>
              <text:list-item>
                <text:p>Service</text:p>
              </text:list-item>
              <text:list-item>
                <text:p>Vue</text:p>
              </text:list-item>
              <text:list-item>
                <text:p>Contrôleur</text:p>
              </text:list-item>
            </text:list>
          </draw:text-box>
        </draw:frame>
        <presentation:notes draw:style-name="dp2">
          <draw:page-thumbnail draw:style-name="gr1" draw:layer="layout" svg:width="14.848cm" svg:height="11.136cm" svg:x="3.075cm" svg:y="2.257cm" draw:page-number="8" presentation:class="page"/>
          <draw:frame presentation:style-name="pr9"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Calibri4" svg:font-family="Calibri, Calibri" style:font-family-generic="swiss"/>
    <style:font-face style:name="Calibri3" svg:font-family="Calibri, Calibri"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Bold" svg:font-family="'Noto Sans Bold'" style:font-family-generic="roman" style:font-pitch="variable"/>
    <style:font-face style:name="Noto Sans Regular2" svg:font-family="'Noto Sans Regular'" style:font-family-generic="roman" style:font-pitch="variable"/>
    <style:font-face style:name="Noto Sans Regular3" svg:font-family="'Noto Sans Regular'" style:font-adornments="Normal" style:font-family-generic="roman"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Calibri2" svg:font-family="Calibri, Calibri" style:font-family-generic="swiss" style:font-pitch="variable"/>
    <style:font-face style:name="Noto Sans Bold1" svg:font-family="'Noto Sans Bold'" style:font-family-generic="swiss" style:font-pitch="variable"/>
    <style:font-face style:name="Noto Sans Regular4" svg:font-family="'Noto Sans Regular'" style:font-family-generic="swiss" style:font-pitch="variable"/>
    <style:font-face style:name="Noto Sans Regular1" svg:font-family="'Noto Sans Regular'" style:font-adornments="Normal" style:font-family-generic="swiss" style:font-pitch="variable"/>
    <style:font-face style:name="Arial" svg:font-family="Arial" style:font-family-generic="system" style:font-pitch="variable"/>
    <style:font-face style:name="Calibri5" svg:font-family="Calibri, Calibri" style:font-family-generic="system" style:font-pitch="variable"/>
    <style:font-face style:name="Liberation Sans1" svg:font-family="'Liberation Sans'" style:font-family-generic="system" style:font-pitch="variable"/>
    <style:font-face style:name="Microsoft YaHei" svg:font-family="'Microsoft YaHei'" style:font-family-generic="system" style:font-pitch="variable"/>
    <style:font-face style:name="Noto Sans Regular" svg:font-family="'Noto Sans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1" draw:display-name="Hatching 1" draw:style="single" draw:color="#3465a4" draw:distance="0.02cm" draw:rotation="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ans"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3cm" svg:stroke-color="#000000" draw:marker-start-width="0.17cm" draw:marker-start-center="false" draw:marker-end-width="0.17cm" draw:marker-end-center="false" draw:fill="solid" draw:fill-color="#ffffff" draw:textarea-horizontal-align="justify" draw:auto-grow-height="false" fo:padding-top="0.125cm" fo:padding-bottom="0.125cm" fo:padding-left="0.25cm" fo:padding-right="0.25cm" draw:shadow="hidden" draw:shadow-offset-x="0.03cm" draw:shadow-offset-y="0.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Accent" style:family="graphic" style:parent-style-name="standard">
      <style:graphic-properties draw:stroke-dash="Dashed_20__28_var_29__20_2" draw:fill-gradient-name="Gradient_20_1" draw:fill-hatch-name="Hatching_20_1"/>
    </style:style>
    <style:style style:name="Accent_20_1" style:display-name="Accent 1" style:family="graphic" style:parent-style-name="Accent">
      <style:graphic-properties draw:stroke="none" svg:stroke-color="#f10d0c" draw:fill="solid" draw:fill-color="#f10d0c"/>
    </style:style>
    <style:style style:name="Accent_20_2" style:display-name="Accent 2" style:family="graphic" style:parent-style-name="Accent">
      <style:graphic-properties draw:fill="solid" draw:fill-color="#eeeeee"/>
    </style:style>
    <style:style style:name="Accent_20_3" style:display-name="Accent 3" style:family="graphic" style:parent-style-name="Accent"/>
    <style:style style:name="Default" style:family="graphic">
      <style:paragraph-properties fo:text-align="start" style:text-autospace="none"/>
      <style:text-properties fo:color="#000000" loext:opacity="100%" style:font-name="Calibri4" fo:font-family="Calibri, Calibri" style:font-family-generic="swiss" fo:font-size="12pt" style:font-name-asian="Calibri4" style:font-family-asian="Calibri, Calibri" style:font-family-generic-asian="swiss" style:font-size-asian="12pt" style:font-name-complex="Calibri4" style:font-family-complex="Calibri, Calibri" style:font-family-generic-complex="swiss" style:font-size-complex="12pt"/>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1" fo:font-family="'Noto Sans Regular'" style:font-style-name="Normal" style:font-family-generic="swiss" style:font-pitch="variable" fo:font-size="14pt" style:letter-kerning="true" style:font-size-asian="14pt" style:font-size-complex="14pt"/>
    </style:style>
    <style:style style:name="Impress-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false"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97cm" fo:text-indent="0cm"/>
      <style:text-properties fo:color="#333333" loext:opacity="100%" style:text-outline="false" style:text-line-through-style="none" style:text-line-through-type="none" style:font-name="Noto Sans Bold1" fo:font-family="'Noto Sans Bold'"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395cm" fo:text-indent="0cm"/>
    </style:style>
    <style:style style:name="Impress-outline3" style:family="presentation" style:parent-style-name="Impress-outline2">
      <style:paragraph-properties fo:margin-left="0cm" fo:margin-right="0cm" fo:margin-top="0cm" fo:margin-bottom="0.296cm" fo:text-indent="0cm"/>
    </style:style>
    <style:style style:name="Impress-outline4" style:family="presentation" style:parent-style-name="Impress-outline3">
      <style:paragraph-properties fo:margin-left="0cm" fo:margin-right="0cm" fo:margin-top="0cm" fo:margin-bottom="0.196cm" fo:text-indent="0cm"/>
    </style:style>
    <style:style style:name="Impress-outline5" style:family="presentation" style:parent-style-name="Impress-outline4">
      <style:paragraph-properties fo:margin-left="0cm" fo:margin-right="0cm" fo:margin-top="0cm" fo:margin-bottom="0.096cm" fo:text-indent="0cm"/>
    </style:style>
    <style:style style:name="Impress-outline6" style:family="presentation" style:parent-style-name="Impress-outline5"/>
    <style:style style:name="Impress-outline7" style:family="presentation" style:parent-style-name="Impress-outline6"/>
    <style:style style:name="Impress-outline8" style:family="presentation" style:parent-style-name="Impress-outline7"/>
    <style:style style:name="Impress-outline9" style:family="presentation" style:parent-style-name="Impress-outline8"/>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Noto Sans Regular1" fo:font-family="'Noto Sans Regular'" style:font-style-name="Normal"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false"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loext:opacity="100%" style:text-outline="false" style:text-line-through-style="none" style:text-line-through-type="none" style:font-name="Noto Sans Regular4" fo:font-family="'Noto Sans Regular'" style:font-family-generic="swiss" style:font-pitch="variable"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1" fo:font-family="'Noto Sans Regular'" style:font-style-name="Normal" style:font-family-generic="swiss" style:font-pitch="variable" fo:font-size="14pt" style:letter-kerning="true" style:font-size-asian="14pt" style:font-size-complex="14pt"/>
    </style:style>
    <style:style style:name="Impress1-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374cm" fo:text-indent="0cm"/>
      <style:text-properties fo:color="#333333" loext:opacity="100%" style:text-outline="false" style:text-line-through-style="none" style:text-line-through-type="none" style:font-name="Noto Sans Regular4" fo:font-family="'Noto Sans Regular'" style:font-family-generic="swiss" style:font-pitch="variable"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Impress1-outline2" style:family="presentation" style:parent-style-name="Impress1-outline1">
      <style:paragraph-properties fo:margin-left="0cm" fo:margin-right="0cm" fo:margin-top="0cm" fo:margin-bottom="0.3cm" fo:text-indent="0cm"/>
    </style:style>
    <style:style style:name="Impress1-outline3" style:family="presentation" style:parent-style-name="Impress1-outline2">
      <style:paragraph-properties fo:margin-left="0cm" fo:margin-right="0cm" fo:margin-top="0cm" fo:margin-bottom="0.223cm" fo:text-indent="0cm"/>
    </style:style>
    <style:style style:name="Impress1-outline4" style:family="presentation" style:parent-style-name="Impress1-outline3">
      <style:paragraph-properties fo:margin-left="0cm" fo:margin-right="0cm" fo:margin-top="0cm" fo:margin-bottom="0.15cm" fo:text-indent="0cm"/>
    </style:style>
    <style:style style:name="Impress1-outline5" style:family="presentation" style:parent-style-name="Impress1-outline4">
      <style:paragraph-properties fo:margin-left="0cm" fo:margin-right="0cm" fo:margin-top="0cm" fo:margin-bottom="0.075cm" fo:text-indent="0cm"/>
    </style:style>
    <style:style style:name="Impress1-outline6" style:family="presentation" style:parent-style-name="Impress1-outline5"/>
    <style:style style:name="Impress1-outline7" style:family="presentation" style:parent-style-name="Impress1-outline6"/>
    <style:style style:name="Impress1-outline8" style:family="presentation" style:parent-style-name="Impress1-outline7">
      <style:text-properties fo:font-size="15pt" style:font-size-asian="15pt" style:font-size-complex="15pt"/>
    </style:style>
    <style:style style:name="Impress1-outline9" style:family="presentation" style:parent-style-name="Impress1-outline8"/>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loext:opacity="100%" style:text-outline="false" style:text-line-through-style="none" style:text-line-through-type="none" style:font-name="Noto Sans Regular4" fo:font-family="'Noto Sans Regular'" style:font-family-generic="swiss" style:font-pitch="variable" fo:font-size="33pt" fo:font-style="normal" fo:text-shadow="none" style:text-underline-style="none" fo:font-weight="bold" style:letter-kerning="true" style:font-size-asian="33pt" style:font-style-asian="normal" style:font-weight-asian="bold" style:font-size-complex="33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textarea-vertical-align="middle" draw:auto-grow-height="false" fo:min-height="2.75cm" fo:min-width="1cm"/>
    </style:style>
    <style:style style:name="Mpr1" style:family="presentation" style:parent-style-name="Impress-backgroundobjects">
      <style:graphic-properties draw:stroke="none" draw:fill="none" draw:fill-color="#ffffff" draw:auto-grow-height="false" fo:min-height="1.449cm"/>
      <style:paragraph-properties style:writing-mode="lr-tb"/>
    </style:style>
    <style:style style:name="Mpr2" style:family="presentation" style:parent-style-name="Impress-backgroundobjects">
      <style:graphic-properties draw:stroke="none" draw:fill="none" draw:fill-color="#ffffff" draw:auto-grow-height="false" fo:min-height="1.485cm"/>
      <style:paragraph-properties style:writing-mode="lr-tb"/>
    </style:style>
    <style:style style:name="Mpr3" style:family="presentation" style:parent-style-name="Impress-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Impress1-backgroundobjects">
      <style:graphic-properties draw:stroke="none" draw:fill="none" draw:fill-color="#ffffff" draw:auto-grow-height="false" fo:min-height="1.449cm"/>
      <style:paragraph-properties style:writing-mode="lr-tb"/>
    </style:style>
    <style:style style:name="Mpr5" style:family="presentation" style:parent-style-name="Impress1-backgroundobjects">
      <style:graphic-properties draw:stroke="none" draw:fill="solid" draw:fill-color="#ef2929" draw:textarea-vertical-align="middle" draw:auto-grow-height="false" fo:min-height="3cm" fo:min-width="1.5cm"/>
    </style:style>
    <style:style style:name="Mpr6" style:family="presentation" style:parent-style-name="Impress1-backgroundobjects">
      <style:graphic-properties draw:stroke="none" draw:fill="none" draw:fill-color="#ffffff" draw:auto-grow-height="false" fo:min-height="1.485cm"/>
      <style:paragraph-properties style:writing-mode="lr-tb"/>
    </style:style>
    <style:style style:name="Mpr7" style:family="presentation" style:parent-style-name="Impress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style:paragraph-properties fo:text-align="center"/>
    </style:style>
    <style:style style:name="MP8" style:family="paragraph">
      <loext:graphic-properties draw:fill="solid" draw:fill-color="#ef2929"/>
      <style:paragraph-properties fo:text-align="center"/>
    </style:style>
    <style:style style:name="MT1" style:family="text">
      <style:text-properties fo:font-size="14pt" style:font-size-asian="14pt" style:font-size-complex="14pt"/>
    </style:style>
    <style:style style:name="MT2" style:family="text">
      <style:text-properties style:font-name="Noto Sans Regular"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Impress" style:page-layout-name="PM1" draw:style-name="Mdp1">
      <draw:frame presentation:style-name="Impress-title" draw:layer="backgroundobjects" svg:width="24cm" svg:height="3cm" svg:x="2cm" svg:y="8.5cm" presentation:class="title" presentation:placeholder="true">
        <draw:text-box/>
      </draw:frame>
      <draw:frame presentation:style-name="Impress-outline1" draw:layer="backgroundobjects" svg:width="24cm" svg:height="2cm" svg:x="2cm" svg:y="12cm" presentation:class="outline" presentation:placeholder="true">
        <draw:text-box/>
      </draw:frame>
      <draw:frame presentation:style-name="Mpr1" draw:text-style-name="MP2" draw:layer="backgroundobjects" svg:width="6.5cm" svg:height="1.1cm" svg:x="1.5cm" svg:y="14.5cm" presentation:class="date-time">
        <draw:text-box>
          <text:p text:style-name="MP1"><text:span text:style-name="MT2"><presentation:date-time/></text:span></text:p>
        </draw:text-box>
      </draw:frame>
      <draw:frame presentation:style-name="Mpr1" draw:text-style-name="MP6" draw:layer="backgroundobjects" svg:width="9cm" svg:height="1.1cm" svg:x="9.5cm" svg:y="14.5cm" presentation:class="footer">
        <draw:text-box>
          <text:p text:style-name="MP5"><text:span text:style-name="MT2"><presentation:footer/></text:span></text:p>
        </draw:text-box>
      </draw:frame>
      <draw:frame presentation:style-name="Mpr1" draw:text-style-name="MP4" draw:layer="backgroundobjects" svg:width="6.5cm" svg:height="1.1cm" svg:x="20cm" svg:y="14.5cm" presentation:class="page-number">
        <draw:text-box>
          <text:p text:style-name="MP3"><text:span text:style-name="MT2"><text:page-number>&lt;numéro&gt;</text:page-number></text:span><text:span text:style-name="MT2"><text:s/>/ </text:span><text:span text:style-name="MT2"><text:page-count>8</text:page-count></text:span></text:p>
        </draw:text-box>
      </draw:frame>
      <draw:custom-shape draw:style-name="Mgr3" draw:text-style-name="MP7" draw:layer="backgroundobjects" svg:width="1.5cm" svg:height="3cm" svg:x="0cm" svg:y="8.5cm">
        <text:p/>
        <draw:enhanced-geometry svg:viewBox="0 0 21600 21600" draw:mirror-horizontal="false" draw:mirror-vertical="false"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Impress1" style:page-layout-name="PM1" draw:style-name="Mdp1">
      <draw:frame presentation:style-name="Impress1-title" draw:layer="backgroundobjects" svg:width="25cm" svg:height="3cm" svg:x="2cm" svg:y="0.5cm" presentation:class="title" presentation:placeholder="true">
        <draw:text-box/>
      </draw:frame>
      <draw:frame presentation:style-name="Impress1-outline1" draw:layer="backgroundobjects" svg:width="25cm" svg:height="9.5cm" svg:x="2cm" svg:y="4cm" presentation:class="outline" presentation:placeholder="true">
        <draw:text-box/>
      </draw:frame>
      <draw:frame presentation:style-name="Mpr4" draw:text-style-name="MP2" draw:layer="backgroundobjects" svg:width="6.5cm" svg:height="1.1cm" svg:x="1.5cm" svg:y="14.5cm" presentation:class="date-time">
        <draw:text-box>
          <text:p text:style-name="MP1"><text:span text:style-name="MT2"><presentation:date-time/></text:span></text:p>
        </draw:text-box>
      </draw:frame>
      <draw:frame presentation:style-name="Mpr4" draw:text-style-name="MP6" draw:layer="backgroundobjects" svg:width="9cm" svg:height="1.1cm" svg:x="9.5cm" svg:y="14.5cm" presentation:class="footer">
        <draw:text-box>
          <text:p text:style-name="MP5"><text:span text:style-name="MT2"><presentation:footer/></text:span></text:p>
        </draw:text-box>
      </draw:frame>
      <draw:frame presentation:style-name="Mpr4" draw:text-style-name="MP4" draw:layer="backgroundobjects" svg:width="6.5cm" svg:height="1.1cm" svg:x="20cm" svg:y="14.5cm" presentation:class="page-number">
        <draw:text-box>
          <text:p text:style-name="MP3"><text:span text:style-name="MT2"><text:page-number>&lt;numéro&gt;</text:page-number></text:span><text:span text:style-name="MT2"><text:s/>/ </text:span><text:span text:style-name="MT2"><text:page-count>8</text:page-count></text:span></text:p>
        </draw:text-box>
      </draw:frame>
      <draw:custom-shape presentation:style-name="Mpr5" draw:text-style-name="MP8" draw:layer="backgroundobjects" svg:width="1.5cm" svg:height="3cm" svg:x="0cm" svg:y="0.5cm">
        <text:p/>
        <draw:enhanced-geometry svg:viewBox="0 0 21600 21600" draw:type="rectangle" draw:enhanced-path="M 0 0 L 21600 0 21600 21600 0 21600 0 0 Z N"/>
      </draw:custom-shape>
      <presentation:notes style:page-layout-name="PM0">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11-12T10:09:23.331000000</meta:creation-date>
    <meta:editing-duration>PT12H8M54S</meta:editing-duration>
    <meta:editing-cycles>53</meta:editing-cycles>
    <meta:generator>LibreOffice/7.1.4.2$Windows_X86_64 LibreOffice_project/a529a4fab45b75fefc5b6226684193eb000654f6</meta:generator>
    <dc:title>Impress</dc:title>
    <dc:date>2023-02-12T08:39:58.101000000</dc:date>
    <meta:document-statistic meta:object-count="66"/>
  </office:meta>
</office:document-meta>
</file>